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40000014A801627537B876DE0.png" manifest:media-type="image/png"/>
  <manifest:file-entry manifest:full-path="Pictures/10000000000001E6000001D4B7D9A7DE9EFB77CB.png" manifest:media-type="image/png"/>
  <manifest:file-entry manifest:full-path="Pictures/10000000000003BD00000075124EB73AF37A0C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861cm" fo:min-width="0.453cm"/>
    </style:style>
    <style:style style:name="gr3" style:family="graphic" style:parent-style-name="standard">
      <style:graphic-properties draw:textarea-horizontal-align="justify" draw:textarea-vertical-align="middle" draw:auto-grow-height="false" fo:min-height="1.141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2cm" svg:height="3.095cm" svg:x="2.985cm" svg:y="16.24cm">
          <draw:image xlink:href="Pictures/10000000000003BD00000075124EB73AF37A0C0A.png" xlink:type="simple" xlink:show="embed" xlink:actuate="onLoad" draw:mime-type="image/png">
            <text:p/>
          </draw:image>
        </draw:frame>
        <draw:frame draw:style-name="gr1" draw:text-style-name="P1" draw:layer="layout" svg:width="12.858cm" svg:height="12.382cm" svg:x="15.605cm" svg:y="2.27cm">
          <draw:image xlink:href="Pictures/10000000000001E6000001D4B7D9A7DE9EFB77CB.png" xlink:type="simple" xlink:show="embed" xlink:actuate="onLoad" draw:mime-type="image/png">
            <text:p/>
          </draw:image>
        </draw:frame>
        <draw:frame draw:style-name="gr1" draw:text-style-name="P1" draw:layer="layout" svg:width="14.286cm" svg:height="7.142cm" svg:x="0.684cm" svg:y="2.43cm">
          <draw:image xlink:href="Pictures/10000000000002940000014A801627537B876DE0.png" xlink:type="simple" xlink:show="embed" xlink:actuate="onLoad" draw:mime-type="image/png">
            <text:p/>
          </draw:image>
        </draw:frame>
        <draw:custom-shape draw:style-name="gr2" draw:text-style-name="P1" draw:layer="layout" svg:width="1.905cm" svg:height="6.984cm" svg:x="5.762cm" svg:y="8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588cm" svg:x="19.097cm" svg:y="14.3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8T15:46:01.006212963</meta:creation-date>
    <dc:date>2023-09-08T16:39:42.980449117</dc:date>
    <meta:editing-duration>PT2M41S</meta:editing-duration>
    <meta:editing-cycles>1</meta:editing-cycles>
    <meta:document-statistic meta:object-count="5"/>
    <meta:generator>LibreOffice/7.3.7.2$Linux_X86_64 LibreOffice_project/30$Build-2</meta:generator>
  </office:meta>
</office:document-meta>
</file>